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ndard Symbols L" svg:font-family="'Standard Symbols L'" style:font-pitch="variable" style:font-charset="x-symbol"/>
    <style:font-face style:name="TimesNewRoman" svg:font-family="TimesNewRoman" style:font-family-generic="roman"/>
    <style:font-face style:name="Arial2" svg:font-family="Arial" style:font-family-generic="swiss"/>
    <style:font-face style:name="Arial" svg:font-family="Arial" style:font-family-generic="roman" style:font-pitch="variable"/>
    <style:font-face style:name="Arial1" svg:font-family="Arial" style:font-family-generic="swiss" style:font-pitch="variable"/>
    <style:font-face style:name="Arial3" svg:font-family="Arial"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0521in" style:rel-column-width="9953*"/>
    </style:style>
    <style:style style:name="Table1.B" style:family="table-column">
      <style:table-column-properties style:column-width="0.75in" style:rel-column-width="7095*"/>
    </style:style>
    <style:style style:name="Table1.C" style:family="table-column">
      <style:table-column-properties style:column-width="0.5417in" style:rel-column-width="5124*"/>
    </style:style>
    <style:style style:name="Table1.D" style:family="table-column">
      <style:table-column-properties style:column-width="0.6979in" style:rel-column-width="6602*"/>
    </style:style>
    <style:style style:name="Table1.E" style:family="table-column">
      <style:table-column-properties style:column-width="1.0417in" style:rel-column-width="9854*"/>
    </style:style>
    <style:style style:name="Table1.F" style:family="table-column">
      <style:table-column-properties style:column-width="0.7917in" style:rel-column-width="7489*"/>
    </style:style>
    <style:style style:name="Table1.G" style:family="table-column">
      <style:table-column-properties style:column-width="0.9792in" style:rel-column-width="9263*"/>
    </style:style>
    <style:style style:name="Table1.H" style:family="table-column">
      <style:table-column-properties style:column-width="1.0736in" style:rel-column-width="10155*"/>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H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1" fo:font-size="13pt" style:font-name-asian="TimesNewRoman" style:font-size-asian="13pt" style:language-asian="zh" style:country-asian="CN" style:font-name-complex="TimesNewRoman" style:font-size-complex="13pt"/>
    </style:style>
    <style:style style:name="P2" style:family="paragraph" style:parent-style-name="Table_20_Contents">
      <style:text-properties style:font-name="Arial1" fo:font-size="13pt" style:font-name-asian="TimesNewRoman" style:font-size-asian="13pt" style:font-name-complex="TimesNewRoman" style:font-size-complex="13pt"/>
    </style:style>
    <style:style style:name="T1" style:family="text">
      <style:text-properties style:font-name="Arial1" fo:font-size="13pt" style:font-name-asian="TimesNewRoman" style:font-size-asian="13pt" style:language-asian="zh" style:country-asian="CN" style:font-name-complex="TimesNewRoman" style:font-size-complex="13pt"/>
    </style:style>
    <style:style style:name="T2" style:family="text">
      <style:text-properties style:font-name="Arial1" fo:font-size="10pt" style:font-size-asian="10pt" style:font-size-complex="10pt"/>
    </style:style>
    <style:style style:name="T3" style:family="text">
      <style:text-properties style:font-name="Standard Symbols L"/>
    </style:style>
    <style:style style:name="T4" style:family="text">
      <style:text-properties style:font-name="Standard Symbols L" fo:font-size="13pt" style:font-name-asian="TimesNewRoman" style:font-size-asian="13pt" style:language-asian="zh" style:country-asian="CN" style:font-name-complex="TimesNewRoman" style:font-size-complex="13pt"/>
    </style:style>
    <style:style style:name="T5" style:family="text">
      <style:text-properties style:text-position="super 58%"/>
    </style:style>
    <style:style style:name="T6" style:family="text">
      <style:text-properties fo:color="#000000" style:text-outline="false" style:text-line-through-style="none" style:text-position="0% 100%" style:font-name="Arial2" fo:font-size="10pt" fo:letter-spacing="normal" fo:language="en" fo:country="US" fo:font-style="normal" fo:text-shadow="none" style:text-underline-style="none" fo:font-weight="normal" style:text-underline-mode="continuous" style:text-line-through-mode="continuous" style:letter-kerning="true" style:font-name-asian="Arial3" style:font-size-asian="10.5pt" style:language-asian="zxx" style:country-asian="none" style:font-style-asian="normal" style:font-weight-asian="normal" style:font-name-complex="Arial3" style:font-size-complex="12pt" style:language-complex="zxx" style:country-complex="none" style:font-style-complex="normal" style:font-weight-complex="normal" style:text-emphasize="none" style:text-scale="100%" style:font-relief="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2<text:tab/><text:span text:style-name="T1">introduce the matrix and filament (roving)</text:span></text:p>
      <text:p text:style-name="P1"/>
      <text:p text:style-name="Standard"><text:span text:style-name="T1">Recent experimental studies revealed that textile-reinforced concrete specimens produced using the standard AR-glass rovings exhibit low efficiency and achieve at most half of the theoretical yarn strength [1]. Due to the poor penetration of the cementious matrix, the contact area to the glass roving is relatively small. A high fraction of inner filaments has </text:span><text:span text:style-name="T1"><office:annotation><dc:creator>Zhun Hoffmann</dc:creator><dc:date>2009-04-20T12:09:43</dc:date><text:p><text:span text:style-name="T6">Comparing examples or pictures. </text:span></text:p></office:annotation></text:span><text:span text:style-name="T1">low or no contact to the matrix and does not contribute to the overall crack bridging force. As shown experimentally in [2] penetration of the textile structures with high-modulus polymers can significantly increase the load-bearing capacities of <text:s/>TRC-components. </text:span></text:p>
      <text:p text:style-name="P1"/>
      <text:p text:style-name="P1">Rovings and textiles:</text:p>
      <text:p text:style-name="P1"/>
      <text:p text:style-name="Standard"><text:span text:style-name="T1">Rovings (yarns) of technical textiles consist of several hundreds to several thousands of separate filaments with diameters of a few </text:span><text:span text:style-name="T4">m</text:span><text:span text:style-name="T1">m. The filaments are manufactured by use of the nozzle pulling procedure. After their production the filaments are sized with a blend of organic components. The size consists of a mixture of fil, formers, adhesives and antistatica [3] and facilitates subsequent processing of the glass fibers and reduces damage during production. Subsequently, the yarn is processed usually into two- or three-dimensional textiles fabrics.</text:span></text:p>
      <text:p text:style-name="P1"/>
      <text:p text:style-name="Standard"><text:span text:style-name="T1">Usually, for the application in concrete structures alkali resistant (AR-) glass reinforcement is used. The substantial difference to E-glass, which is typically used for glass-fiber reinforced polymers, is the presence of one or several stabilizers</text:span><text:span text:style-name="T1"> (mostly zirconium oxide) in order to improve the durability of glass in an alkaline environment. In the present study alkali resistant (AR-) glass rovings with a size produced by the OCV company are used (VET-RO-ARG-2400-1-05). These rovings consist of approximately 1560 filaments with an average diameter of 27 </text:span><text:span text:style-name="T4">m</text:span><text:span text:style-name="T1">m, corresponding to a linear density of 2400 tex (1tex = 1g/km).</text:span></text:p>
      <text:p text:style-name="P1"/>
      <text:p text:style-name="P1"/>
      <text:p text:style-name="P1">Polymers for roving impregnation</text:p>
      <text:p text:style-name="P1"/>
      <text:p text:style-name="P1">The purpose of impregnation with polymers is the improvement of the load-bearing capacity of textile reinforced concrete as well as an increase of its durability.</text:p>
      <text:p text:style-name="P1"/>
      <text:p text:style-name="P1">The investigation of the polymer application requires homogeneously impregnated rovings and textiles. The good wetting behavior of the selected epoxy resin is a fundamental precondition for a good bond between polymer and filament. The liquid polymer system was mechanically applied to the rovings and textiles via pin rollers. By using this method a complete penetration of the reinforcement cross section was ensured. The polymer content of the roving was about 23 wt.-% in relation to the weight of the impregnated roving [4].</text:p>
      <text:p text:style-name="P1"/>
      <text:p text:style-name="P1"><text:soft-page-break/>The load bearing capacity of textile reinforced concrete is determined by the interaction of the filaments themselves (inner bond) and the interaction between filaments and concrete matrix (outer bond). Through the polymeric impregnation the inner bond between the filaments is increased significantly. The good cohesive and adhesive properties of the epoxy resin result in an improved load transmission between the filaments. Tn tensile tests with impregnated rovings that were taken from the textile the strength of the single filament could be reached. This means that all filaments contribute fully to the load transfer.</text:p>
      <text:p text:style-name="P1"/>
      <text:p text:style-name="P1">The outer bond between impregnated rovings and concrete matrix was characterized by double-sided pull out tests. The embedding length of the roving was 30 mm and a displacement velocity of 0.1 mm/min. Due to the high cohesive strength of the epoxy resin, high bond forces were transmitted into the reinforcement via shear bond.</text:p>
      <text:p text:style-name="P1"/>
      <text:p text:style-name="P1">The improvement of the inner bond led to an increased load bearing capacity of concrete matrix speciments reinforced with impregnated textiles. The force transmission between the filaments is homogenized and the progressive filament failure agter the crack formation in a fine concrete is reduced. [4]</text:p>
      <text:p text:style-name="P1"/>
      <text:p text:style-name="P1"/>
      <text:p text:style-name="P1">Concrete</text:p>
      <text:p text:style-name="P1"/>
      <text:p text:style-name="P1">Within the scope of the SFB 532 a fine grained concrete denoted as PZ 0899-01 has been developed, which serves complex requirements for the application for textile concrete (see Table 1). In order to achieve a good bond, a high floating ability and small size of aggregate (maximum size: 0.6 mm) are required. </text:p>
      <text:p text:style-name="P1"/>
      <text:p text:style-name="P1">Table 1: Composition of fine grained concrete PZ 0899-0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Name</text:p>
          </table:table-cell>
          <table:table-cell table:style-name="Table1.A1" office:value-type="string">
            <text:p text:style-name="P2">Cement (CEM I </text:p>
            <text:p text:style-name="P2">52.5 R)</text:p>
          </table:table-cell>
          <table:table-cell table:style-name="Table1.A1" office:value-type="string">
            <text:p text:style-name="P2">Fly ash</text:p>
            <text:p text:style-name="P2"><text:s text:c="2"/>(fa)</text:p>
          </table:table-cell>
          <table:table-cell table:style-name="Table1.A1" office:value-type="string">
            <text:p text:style-name="P2">Silica</text:p>
            <text:p text:style-name="P2">fume </text:p>
            <text:p text:style-name="P2">(sf)</text:p>
          </table:table-cell>
          <table:table-cell table:style-name="Table1.A1" office:value-type="string">
            <text:p text:style-name="P2">Sand</text:p>
            <text:p text:style-name="P2">&lt;0.6 mm</text:p>
          </table:table-cell>
          <table:table-cell table:style-name="Table1.A1" office:value-type="string">
            <text:p text:style-name="P2">Quartz</text:p>
            <text:p text:style-name="P2">flour</text:p>
          </table:table-cell>
          <table:table-cell table:style-name="Table1.A1" office:value-type="string">
            <text:p text:style-name="P2">Super-</text:p>
            <text:p text:style-name="P2">plastiziser</text:p>
          </table:table-cell>
          <table:table-cell table:style-name="Table1.H1" office:value-type="string">
            <text:p text:style-name="P2">w/b =</text:p>
            <text:p text:style-name="P2">w/(c+fa+sf)</text:p>
          </table:table-cell>
        </table:table-row>
        <table:table-row>
          <table:table-cell table:style-name="Table1.A2" office:value-type="string">
            <text:p text:style-name="P2">[-]</text:p>
          </table:table-cell>
          <table:table-cell table:style-name="Table1.A2" office:value-type="string">
            <text:p text:style-name="P2">kg/m³</text:p>
          </table:table-cell>
          <table:table-cell table:style-name="Table1.A2" office:value-type="string">
            <text:p text:style-name="P2">kg/m³</text:p>
          </table:table-cell>
          <table:table-cell table:style-name="Table1.A2" office:value-type="string">
            <text:p text:style-name="P2">kg/m³</text:p>
          </table:table-cell>
          <table:table-cell table:style-name="Table1.A2" office:value-type="string">
            <text:p text:style-name="P2">kg/m³</text:p>
          </table:table-cell>
          <table:table-cell table:style-name="Table1.A2" office:value-type="string">
            <text:p text:style-name="P2">kg/m³</text:p>
          </table:table-cell>
          <table:table-cell table:style-name="Table1.A2" office:value-type="string">
            <text:p text:style-name="P2">%<text:span text:style-name="T3">S</text:span><text:span text:style-name="T2">c+fa+sf</text:span></text:p>
          </table:table-cell>
          <table:table-cell table:style-name="Table1.H2" office:value-type="string">
            <text:p text:style-name="P2">[-]</text:p>
          </table:table-cell>
        </table:table-row>
        <table:table-row>
          <table:table-cell table:style-name="Table1.A2" office:value-type="string">
            <text:p text:style-name="P2">PZ 0899-01</text:p>
          </table:table-cell>
          <table:table-cell table:style-name="Table1.B3" office:value-type="float" office:value="490">
            <text:p text:style-name="P2">490</text:p>
          </table:table-cell>
          <table:table-cell table:style-name="Table1.B3" office:value-type="float" office:value="175">
            <text:p text:style-name="P2">175</text:p>
          </table:table-cell>
          <table:table-cell table:style-name="Table1.B3" office:value-type="float" office:value="35">
            <text:p text:style-name="P2">35</text:p>
          </table:table-cell>
          <table:table-cell table:style-name="Table1.B3" office:value-type="float" office:value="714">
            <text:p text:style-name="P2">714</text:p>
          </table:table-cell>
          <table:table-cell table:style-name="Table1.B3" office:value-type="float" office:value="499">
            <text:p text:style-name="P2">499</text:p>
          </table:table-cell>
          <table:table-cell table:style-name="Table1.B3" office:value-type="float" office:value="1.5">
            <text:p text:style-name="P2">1.5</text:p>
          </table:table-cell>
          <table:table-cell table:style-name="Table1.H3" office:value-type="float" office:value="0.4">
            <text:p text:style-name="P2">0.4</text:p>
          </table:table-cell>
        </table:table-row>
      </table:table>
      <text:p text:style-name="P1"/>
      <text:p text:style-name="P1"/>
      <text:p text:style-name="P1"/>
      <text:p text:style-name="P1"/>
      <text:p text:style-name="P1"/>
      <text:p text:style-name="P1">The types of elements for the concrete and textile could be chosen among 8-point-cube, 20-point-cube and 27-point-cube. About the properties of the bond will discuss in the chapter 3. Although the elements with more points are preciser than the 8-point-cube, but according to the practice, the accuracy can be fulfilled by the 3D element with 8 points.</text:p>
      <text:p text:style-name="P1"><text:soft-page-break/></text:p>
      <text:p text:style-name="P1"/>
      <text:p text:style-name="P1">Literature</text:p>
      <text:p text:style-name="P1">[1] <text:s/>Voss, S., Ingenieurmodelle zum Tragverhalten von Textilbewehrtem Beton. PhD., RWTH Aachen, Aachen (2008)</text:p>
      <text:p text:style-name="P1"/>
      <text:p text:style-name="P1">[2] <text:s/>Schleser, M., Walk-Lauffer, B., Raupach, M., Dilthey, U., Application of Polymers to Textile-Reinforced Concrete. Journal of Materials in Civil Engineering, 18(5), 670-676 (2006)</text:p>
      <text:p text:style-name="P1"/>
      <text:p text:style-name="P1">[3] <text:s/>Sjögren, A., Joffe, R., Berlund, L., and Mäder, E., Effects of Fiber Coating (Size) on Properties of Glass/Vinyl Ester Composite, Composites, Part A: Applied Science and Manufacture, 30 (1999)</text:p>
      <text:p text:style-name="P1"/>
      <text:p text:style-name="P1">[4] <text:s/>Raupach, M., Orlowsky, J., Büttner, T., Institute of Building Materials, RWTH Aachen University, Dilthey, U., Schleser, M., ISF Welding and Joining Institute, RWTH Aachen University. </text:p>
      <text:p text:style-name="P1">Epoxy-impregnated textiles in concrete- load bearing capacity and durability</text:p>
      <text:p text:style-name="P1">1<text:span text:style-name="T5">st</text:span> International Conference Textile Reinforced Concrete (ICTR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ndard Symbols L" svg:font-family="'Standard Symbols L'" style:font-pitch="variable" style:font-charset="x-symbol"/>
    <style:font-face style:name="TimesNewRoman" svg:font-family="TimesNewRoman" style:font-family-generic="roman"/>
    <style:font-face style:name="Arial2" svg:font-family="Arial" style:font-family-generic="swiss"/>
    <style:font-face style:name="Arial" svg:font-family="Arial" style:font-family-generic="roman" style:font-pitch="variable"/>
    <style:font-face style:name="Arial1" svg:font-family="Arial" style:font-family-generic="swiss" style:font-pitch="variable"/>
    <style:font-face style:name="Arial3"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3"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hun Hoffmann</meta:initial-creator>
    <meta:creation-date>2008-11-26T11:47:34</meta:creation-date>
    <dc:date>2009-04-21T15:47:03</dc:date>
    <dc:creator>Zhun Hoffmann</dc:creator>
    <meta:editing-duration>PT14H45M23S</meta:editing-duration>
    <meta:editing-cycles>13</meta:editing-cycles>
    <meta:generator>OpenOffice.org/3.0$Linux OpenOffice.org_project/300m15$Build-9379</meta:generator>
    <meta:document-statistic meta:character-count="5596" meta:image-count="0" meta:object-count="0" meta:page-count="3" meta:paragraph-count="54" meta:table-count="1" meta:word-count="859"/>
    <meta:user-defined meta:name="Info 1"/>
    <meta:user-defined meta:name="Info 2"/>
    <meta:user-defined meta:name="Info 3"/>
    <meta:user-defined meta:name="Info 4"/>
  </office:meta>
</office:document-meta>
</file>